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4.471cm" style:rel-column-width="10578*"/>
    </style:style>
    <style:style style:name="Table1.B" style:family="table-column">
      <style:table-column-properties style:column-width="23.229cm" style:rel-column-width="5495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 fo:language="ru" fo:country="RU"/>
    </style:style>
    <style:style style:name="P6" style:family="paragraph" style:parent-style-name="Text_20_body">
      <style:text-properties style:font-name="Cambria"/>
    </style:style>
    <style:style style:name="P7" style:family="paragraph" style:parent-style-name="Text_20_body">
      <style:text-properties style:font-name="Cambria" fo:language="ru" fo:country="RU"/>
    </style:style>
    <style:style style:name="P8" style:family="paragraph" style:parent-style-name="Text_20_body" style:list-style-name="L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language="ru" fo:country="RU"/>
    </style:style>
    <style:style style:name="T6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7" style:family="text">
      <style:text-properties style:font-name="Times New Roman" fo:language="ru" fo:country="RU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1.191cm" svg:height="0.93cm" draw:z-index="0"><draw:image xlink:href="../../odt/images/3070.png" xlink:type="simple" xlink:show="embed" xlink:actuate="onLoad"/></draw:frame></text:p>
          </table:table-cell>
          <table:table-cell table:style-name="Table1.B1" office:value-type="string">
            <text:h text:style-name="P5" text:outline-level="1">Номер линейного уравнения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7">| векторизован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81cm" svg:height="0.87cm" draw:z-index="1"><draw:image xlink:href="../../odt/images/3070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4">на схеме</text:p>
          </table:table-cell>
          <table:table-cell table:style-name="Table1.B1" office:value-type="string">
            <text:p text:style-name="P2"/>
          </table:table-cell>
        </table:table-row>
        <table:table-row table:style-name="Table1.3">
          <table:table-cell table:style-name="Table1.A5" table:number-columns-spanned="2" office:value-type="string">
            <text:p text:style-name="P7">Блок используется совместно с блоками «Коэффициенты линейного уравнения» и «Результаты СЛАУ».</text:p>
            <text:p text:style-name="P7">Блок представляет собой счётчик количества уравнений в системе с заданным именем.</text:p>
            <text:p text:style-name="P6">Данный блок возвращает на выходе вектор уникальных номеров строк (уравнений) СЛАУ. При инициализации схемы инициализируется общий для схемы объект-решатель СЛАУ с уникальным именем &lt;solvername&gt;, который содержит счётчик количества уравнений. При этом возможно как совмещение данной системы с основным якобианом, используемым для неявных методов интегрирования, так и существование отдельной системы линейных уравнений. Данный блок при инициализации схемы прибавляет к этому счётчику количество уравнений &lt;equcount&gt;, заданное в свойствах блока и на выходе формирует вектор номеров уравнений размерностью &lt;equcount&gt;. При расчёте выходы данного блока не меняются.</text:p>
            <text:p text:style-name="P6"><text:span text:style-name="T2">Свойства</text:span>:</text:p>
            <text:list xml:id="list950830503292611549" text:style-name="L1">
              <text:list-item>
                <text:p text:style-name="P8">Имя решателя СЛАУ — имя решателя (строка &lt;solvername&gt;), который обрабатывает (решает) СЛАУ<text:span text:style-name="T1">. Должно быть </text:span><text:span text:style-name="T3">одинаковым</text:span><text:span text:style-name="T1"> для всех блоков «Номер линейного уравнения», «Коэффициенты линейного уравнения» и «Результаты СЛАУ», принадлежащих одной системе.</text:span></text:p>
              </text:list-item>
              <text:list-item>
                <text:p text:style-name="P8">Количество уравнений — натуральное число &lt;equcount&gt;, обозначающее <text:span text:style-name="T1">количество добавляемых этим блоком уравнений в систему &lt;solvername&gt;</text:span>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омер линейного уравнения</dc:title>
    <dc:date>2014-12-01T18:47:16.28</dc:date>
    <meta:generator>OpenOffice/4.1.1$Win32 OpenOffice.org_project/411m6$Build-9775</meta:generator>
    <meta:editing-duration>PT4H24M21S</meta:editing-duration>
    <meta:editing-cycles>65</meta:editing-cycles>
    <meta:document-statistic meta:table-count="1" meta:image-count="2" meta:object-count="0" meta:page-count="1" meta:paragraph-count="12" meta:word-count="163" meta:character-count="1283"/>
  </office:meta>
</office:document-meta>
</file>